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 fo:font-size="8pt" style:font-size-asian="8pt" style:font-size-complex="8pt"/>
    </style:style>
    <style:style style:name="T1" style:family="text">
      <style:text-properties fo:font-family="'Courier New'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icializacao" draw:style-name="dp1" draw:master-page-name="fluxo">
        <draw:custom-shape draw:style-name="gr1" draw:text-style-name="P2" xml:id="id1" draw:id="id1" draw:layer="layout" svg:width="2.625cm" svg:height="1cm" svg:x="9.188cm" svg:y="1.5cm">
          <text:p text:style-name="P1"><text:span text:style-name="T1">Inicialização</text:span></text:p>
          <text:p text:style-name="P1"><text:span text:style-name="T1">v2_main_ini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7cm" svg:height="1cm" svg:x="7cm" svg:y="3.5cm">
          <text:p text:style-name="P1">Inicializao processador:</text:p>
          <text:p text:style-name="P1">Pinos, Clock, remapeamento dos pinos..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01cm" svg:y1="2.5cm" svg:x2="10.5cm" svg:y2="3.5cm" draw:start-shape="id1" draw:start-glue-point="6" draw:end-shape="id2" draw:end-glue-point="4" svg:d="m10501 2500-1 1000">
          <text:p/>
        </draw:connector>
        <draw:custom-shape draw:style-name="gr1" draw:text-style-name="P1" xml:id="id3" draw:id="id3" draw:layer="layout" svg:width="6cm" svg:height="2.5cm" svg:x="7.5cm" svg:y="6cm">
          <text:p text:style-name="P1">Inicia o sistema de arquivos</text:p>
          <text:p text:style-name="P1">no cartão de S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10.5cm" svg:y1="4.5cm" svg:x2="10.5cm" svg:y2="6cm" draw:start-shape="id2" draw:start-glue-point="6" draw:end-shape="id3" draw:end-glue-point="4" svg:d="m10500 4500v1500">
          <text:p/>
        </draw:connector>
        <draw:custom-shape draw:style-name="gr1" draw:text-style-name="P1" xml:id="id4" draw:id="id4" draw:layer="layout" svg:width="3.5cm" svg:height="0.5cm" svg:x="15cm" svg:y="7cm">
          <text:p text:style-name="P1">Quarda a informaçã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draw:type="line" svg:x1="13.5cm" svg:y1="7.25cm" svg:x2="15cm" svg:y2="7.25cm" draw:start-shape="id3" draw:start-glue-point="7" draw:end-shape="id4" draw:end-glue-point="5" svg:d="m13500 7250h1500">
          <text:p/>
        </draw:connector>
        <draw:custom-shape draw:style-name="gr1" draw:text-style-name="P1" xml:id="id5" draw:id="id5" draw:layer="layout" svg:width="6cm" svg:height="1cm" svg:x="7.5cm" svg:y="9.5cm">
          <text:p text:style-name="P1">Busca no arquivo de inicializacao</text:p>
          <text:p text:style-name="P1">as redes WF cadastradas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layer="layout" svg:width="3.5cm" svg:height="0.75cm" svg:x="12.5cm" svg:y="6.25cm">
          <draw:text-box>
            <text:p>Funcionou ou não</text:p>
          </draw:text-box>
        </draw:frame>
        <draw:connector draw:style-name="gr2" draw:text-style-name="P1" draw:layer="layout" draw:type="line" svg:x1="10.5cm" svg:y1="8.5cm" svg:x2="10.5cm" svg:y2="9.5cm" draw:start-shape="id3" draw:start-glue-point="6" draw:end-shape="id5" draw:end-glue-point="4" svg:d="m10500 8500v1000">
          <text:p/>
        </draw:connector>
        <draw:custom-shape draw:style-name="gr1" draw:text-style-name="P1" xml:id="id6" draw:id="id6" draw:layer="layout" svg:width="6.5cm" svg:height="1cm" svg:x="7.25cm" svg:y="11.5cm">
          <text:p text:style-name="P1">Carrega o AppConfig com as definições</text:p>
          <text:p text:style-name="P1">padrões, como ip, mac..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cm" svg:y1="10.5cm" svg:x2="10.5cm" svg:y2="11.5cm" draw:start-shape="id5" draw:start-glue-point="6" draw:end-shape="id6" draw:end-glue-point="4" svg:d="m10500 10500v1000">
          <text:p/>
        </draw:connector>
        <draw:custom-shape draw:style-name="gr1" draw:text-style-name="P1" xml:id="id7" draw:id="id7" draw:layer="layout" svg:width="4.5cm" svg:height="1cm" svg:x="8.25cm" svg:y="13.5cm">
          <text:p text:style-name="P1">Inicia a tarefa da Usb </text:p>
          <text:p text:style-name="P1">Usb no modo CD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cm" svg:y1="12.5cm" svg:x2="10.5cm" svg:y2="13.5cm" draw:start-shape="id6" draw:start-glue-point="6" draw:end-shape="id7" draw:end-glue-point="4" svg:d="m10500 12500v1000">
          <text:p/>
        </draw:connector>
        <draw:custom-shape draw:style-name="gr1" draw:text-style-name="P1" xml:id="id8" draw:id="id8" draw:layer="layout" svg:width="4.5cm" svg:height="1cm" svg:x="8.25cm" svg:y="15.5cm">
          <text:p text:style-name="P1">Inicia a tarefa da UART</text:p>
          <text:p text:style-name="P1">19200 bps, 4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cm" svg:y1="14.5cm" svg:x2="10.5cm" svg:y2="15.5cm" draw:start-shape="id7" draw:start-glue-point="6" draw:end-shape="id8" draw:end-glue-point="4" svg:d="m10500 14500v1000">
          <text:p/>
        </draw:connector>
        <draw:custom-shape draw:style-name="gr1" draw:text-style-name="P1" xml:id="id9" draw:id="id9" draw:layer="layout" svg:width="5.5cm" svg:height="1.5cm" svg:x="7.75cm" svg:y="17.5cm">
          <text:p text:style-name="P1">Inicia a tarefa de toda a pilha</text:p>
          <text:p text:style-name="P1">TCPIP, Console(usado tambem pelo</text:p>
          <text:p text:style-name="P1">Sub console(sconsole.c)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cm" svg:y1="16.5cm" svg:x2="10.5cm" svg:y2="17.5cm" draw:start-shape="id8" draw:start-glue-point="6" draw:end-shape="id9" draw:end-glue-point="4" svg:d="m10500 16500v1000">
          <text:p/>
        </draw:connector>
        <draw:custom-shape draw:style-name="gr1" draw:text-style-name="P1" xml:id="id10" draw:id="id10" draw:layer="layout" svg:width="7cm" svg:height="1.5cm" svg:x="7cm" svg:y="20cm">
          <text:p text:style-name="P1">Inicia a tarefa do v2</text:p>
          <text:p text:style-name="P1">Todo o gerenciamento das mensagems</text:p>
          <text:p text:style-name="P1">Do lcd, controle dos Reles, leitura das</text:p>
          <text:p text:style-name="P1">Entradas, programa Basic..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cm" svg:y1="19cm" svg:x2="10.5cm" svg:y2="20cm" draw:start-shape="id9" draw:start-glue-point="6" draw:end-shape="id10" svg:d="m10500 190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Courier New'" style:font-style-name="Regular" style:font-family-generic="modern" style:font-pitch="fixed" fo:font-size="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lux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8M37S</meta:editing-duration>
    <meta:editing-cycles>15</meta:editing-cycles>
    <meta:generator>LibreOffice/3.4$Win32 LibreOffice_project/340m1$Build-502</meta:generator>
    <dc:date>2012-07-12T12:56:17.74</dc:date>
    <dc:creator>Felipe Bandeira</dc:creator>
    <meta:document-statistic meta:object-count="20"/>
  </office:meta>
</office:document-meta>
</file>